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882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53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437in" svg:height="4.9028in" svg:x="10.2961in" svg:y="0.6406in">
            <draw:object draw:notify-on-update-of-ranges="Sheet1.B5:Sheet1.B11 Sheet1.C4:Sheet1.C4 Sheet1.C5:Sheet1.C11 Sheet1.D4:Sheet1.D4 Sheet1.D5:Sheet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3" table:number-rows-spanned="1">
            <text:p>PERFORMANCE TESTS INVOLVING EBUFFERS &amp; DYNAMICFASTBUFFERS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2">
            <text:p>Number of iterations</text:p>
          </table:table-cell>
          <table:table-cell table:style-name="ce2" office:value-type="string" table:number-columns-spanned="2" table:number-rows-spanned="1">
            <text:p>Time (seconds)</text:p>
          </table:table-cell>
          <table:covered-table-cell table:style-name="ce5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6" office:value-type="string">
            <text:p>eBuffers</text:p>
          </table:table-cell>
          <table:table-cell table:style-name="ce6" office:value-type="string">
            <text:p>DynamicFastBuffers</text:p>
          </table:table-cell>
          <table:table-cell table:number-columns-repeated="2"/>
          <table:table-cell office:value-type="string">
            <text:p>Data Rang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3">
            <text:p>0.3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9">
            <text:p>0.9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0.001">
            <text:p>0.001</text:p>
          </table:table-cell>
          <table:table-cell office:value-type="float" office:value="0.024">
            <text:p>0.024</text:p>
          </table:table-cell>
          <table:table-cell table:number-columns-repeated="2"/>
          <table:table-cell office:value-type="float" office:value="1.2">
            <text:p>1.2</text:p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0.007">
            <text:p>0.007</text:p>
          </table:table-cell>
          <table:table-cell office:value-type="float" office:value="0.249">
            <text:p>0.249</text:p>
          </table:table-cell>
          <table:table-cell table:number-columns-repeated="2"/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0.071">
            <text:p>0.071</text:p>
          </table:table-cell>
          <table:table-cell office:value-type="float" office:value="2.504">
            <text:p>2.504</text:p>
          </table:table-cell>
          <table:table-cell table:number-columns-repeated="2"/>
          <table:table-cell office:value-type="float" office:value="1.8">
            <text:p>1.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2.1">
            <text:p>2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2.4">
            <text:p>2.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2.7">
            <text:p>2.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 style:data-style-name="N2" text:time-value="0000-00-00T09:27:40.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2:11:42.35</meta:creation-date>
    <dc:date>2013-05-21T09:34:10.65</dc:date>
    <meta:editing-duration>PT7M47S</meta:editing-duration>
    <meta:editing-cycles>3</meta:editing-cycles>
    <meta:generator>LibreOffice/4.0.2.2$Windows_x86 LibreOffice_project/4c82dcdd6efcd48b1d8bba66bfe1989deee49c3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62cm" svg:height="12.454cm" xlink:href=".." xlink:type="simple" chart:class="chart:line" chart:style-name="ch1">
        <chart:title svg:x="7.05cm" svg:y="0.385cm" chart:style-name="ch2">
          <text:p>Performance comparison</text:p>
        </chart:title>
        <chart:legend chart:legend-position="end" svg:x="14.722cm" svg:y="5.653cm" style:legend-expansion="high" chart:style-name="ch3"/>
        <chart:plot-area chart:style-name="ch4" table:cell-range-address="Sheet1.B4:Sheet1.D11" chart:data-source-has-labels="both" svg:x="1.421cm" svg:y="1.911cm" svg:width="12.535cm" svg:height="9.286cm">
          <chartooo:coordinate-region svg:x="2.148cm" svg:y="2.123cm" svg:width="11.158cm" svg:height="8.401cm"/>
          <chart:axis chart:dimension="x" chart:name="primary-x" chart:style-name="ch5" chartooo:axis-type="auto">
            <chartooo:date-scale/>
            <chart:title svg:x="6.242cm" svg:y="11.447cm" chart:style-name="ch6">
              <text:p>Numer of iterations</text:p>
            </chart:title>
            <chart:categories table:cell-range-address="Sheet1.B5:Sheet1.B11"/>
          </chart:axis>
          <chart:axis chart:dimension="y" chart:name="primary-y" chart:style-name="ch5">
            <chart:title svg:x="0.451cm" svg:y="7.762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C5:Sheet1.C11" chart:label-cell-address="Sheet1.C4:Sheet1.C4" chart:class="chart:line">
            <chart:data-point chart:repeated="7"/>
          </chart:series>
          <chart:series chart:style-name="ch10" chart:values-cell-range-address="Sheet1.D5:Sheet1.D11" chart:label-cell-address="Sheet1.D4:Sheet1.D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  <draw:g>
                  <svg:desc>Sheet1.C4:Sheet1.C4</svg:desc>
                </draw:g>
              </table:table-cell>
              <table:table-cell office:value-type="string">
                <text:p>DynamicFastBuffers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5:Sheet1.B11</svg:desc>
                </draw:g>
              </table:table-cell>
              <table:table-cell office:value-type="float" office:value="0">
                <text:p>0</text:p>
                <draw:g>
                  <svg:desc>Sheet1.C5:Sheet1.C11</svg:desc>
                </draw:g>
              </table:table-cell>
              <table:table-cell office:value-type="float" office:value="0">
                <text:p>0</text:p>
                <draw:g>
                  <svg:desc>Sheet1.D5:Sheet1.D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">
                <text:p>0.0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7">
                <text:p>0.007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71">
                <text:p>0.071</text:p>
              </table:table-cell>
              <table:table-cell office:value-type="float" office:value="2.504">
                <text:p>2.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